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size="18pt" officeooo:rsid="000d85fb" style:font-size-asian="18pt" style:font-size-complex="18pt"/>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al Project</text:span></text:p>
      <text:p text:style-name="P1"><text:span text:style-name="T1">3220 Software Design</text:span></text:p>
      <text:p text:style-name="P1"><text:span text:style-name="T1">Eri</text:span><text:span text:style-name="T2">k</text:span><text:span text:style-name="T1"> Bowers</text:span></text:p>
      <text:p text:style-name="P1"><text:span text:style-name="T1">Nicholas Bouckaert</text:span></text:p>
      <text:p text:style-name="Standard"><text:span text:style-name="T3">Abstract: </text:span></text:p>
      <text:p text:style-name="Standard"><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 </text:p>
      <text:p text:style-name="Standard"/>
      <text:p text:style-name="Standard"><text:span text:style-name="T3">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 </text:p>
      <text:p text:style-name="Standard"/>
      <text:p text:style-name="Standard"><text:span text:style-name="T3">Background: </text:span></text:p>
      <text:p text:style-name="Standard"><text:span text:style-name="T3"><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 </text:p>
      <text:p text:style-name="Standard"><text:soft-page-break/></text:p>
      <text:p text:style-name="Standard"><text:span text:style-name="T3">Implementation: </text:span></text:p>
      <text:p text:style-name="Standard"><text:tab/>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 </text:p>
      <text:p text:style-name="Standard"><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 </text:p>
      <text:p text:style-name="Standard"><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 </text:p>
      <text:p text:style-name="Standard"><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text:soft-page-break/>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 </text:p>
      <text:p text:style-name="Standard"><text:tab/>The fifth option on both of the menu’s is for the user to exit their account in which the will be brought back to the log in portion of the program. This part of the program will never end unless someone main kills the progra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2</meta:editing-cycles>
    <meta:print-date>2017-12-04T06:17:00</meta:print-date>
    <meta:creation-date>2017-12-03T05:28:00</meta:creation-date>
    <dc:date>2017-12-04T22:51:59.868633643</dc:date>
    <meta:editing-duration>PT1H34M35S</meta:editing-duration>
    <meta:generator>LibreOffice/5.1.6.2$Linux_X86_64 LibreOffice_project/10m0$Build-2</meta:generator>
    <meta:document-statistic meta:table-count="0" meta:image-count="0" meta:object-count="0" meta:page-count="3" meta:paragraph-count="15" meta:word-count="1269" meta:character-count="7061" meta:non-whitespace-character-count="57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